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 fo:border="none"/>
      <style:text-properties fo:color="#800000"/>
    </style:style>
    <style:style style:name="ce9" style:family="table-cell" style:parent-style-name="Default">
      <style:table-cell-properties fo:border="0.06pt solid #000000"/>
      <style:text-properties style:use-window-font-color="true"/>
    </style:style>
    <style:style style:name="ce10" style:family="table-cell" style:parent-style-name="Default">
      <style:table-cell-properties fo:border="0.06pt solid #000000"/>
      <style:text-properties fo:color="#ff0000"/>
    </style:style>
    <style:style style:name="ce11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2">
          <table:table-cell office:value-type="string">
            <text:p>QuestionSet</text:p>
          </table:table-cell>
          <table:table-cell table:number-columns-repeated="3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style-name="ce7"/>
          <table:table-cell table:number-columns-repeated="10"/>
        </table:table-row>
        <table:table-row table:style-name="ro3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ID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Name (DUT/FR</text:p>
            <text:p>/GE)::String</text:p>
          </table:table-cell>
          <table:table-cell table:style-name="ce4" office:value-type="string">
            <text:p>Correct Answer (DUT/FR</text:p>
            <text:p>/GE)::String</text:p>
          </table:table-cell>
          <table:table-cell table:style-name="ce4" office:value-type="string">
            <text:p>Official ID::String</text:p>
          </table:table-cell>
          <table:table-cell table:style-name="ce10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style-name="ce4" office:value-type="string">
            <text:p>Author::String</text:p>
          </table:table-cell>
          <table:table-cell table:number-columns-repeated="11"/>
        </table:table-row>
        <table:table-row table:style-name="ro3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table:number-columns-repeated="12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2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2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3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2">
          <table:table-cell office:value-type="string">
            <text:p>School</text:p>
          </table:table-cell>
          <table:table-cell table:number-columns-repeated="2"/>
          <table:table-cell table:style-name="ce8"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2"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number-columns-repeated="11"/>
        </table:table-row>
        <table:table-row table:style-name="ro3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4"/>
          <table:table-cell office:value-type="string">
            <text:p>AnonAnswers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Contes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Answer::String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3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 table:style-name="ce7"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office:value-type="string">
            <text:p>NOTNULL</text:p>
          </table:table-cell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office:value-type="string">
            <text:p>HelpTeachers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9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1"/>
        </table:table-row>
        <table:table-row table:style-name="ro3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3"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style-name="ce7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9" office:value-type="string">
            <text:p>Address::String</text:p>
          </table:table-cell>
          <table:table-cell table:style-name="ce9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2" table:number-columns-repeated="2"/>
          <table:table-cell table:number-columns-repeated="4"/>
        </table:table-row>
        <table:table-row table:style-name="ro3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 office:value-type="string">
            <text:p>NOTNULL/</text:p>
            <text:p>{PUP,TE,AD,ORG}</text:p>
          </table:table-cell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 style:data-style-name="N2" text:time-value="0000-00-00T16:09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3-20T16:13:48</dc:date>
    <dc:creator>Jens Rammant</dc:creator>
    <meta:editing-duration>PT1H8M25S</meta:editing-duration>
    <meta:editing-cycles>11</meta:editing-cycles>
    <meta:generator>LibreOffice/3.6$Linux_X86_64 LibreOffice_project/360m1$Build-2</meta:generator>
    <meta:document-statistic meta:table-count="1" meta:cell-count="133" meta:object-count="0"/>
  </office:meta>
</office:document-meta>
</file>